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1" style:family="table-row">
      <style:table-row-properties style:min-row-height="3.395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8.5cm" style:rel-column-width="32768*"/>
    </style:style>
    <style:style style:name="Table13.B" style:family="table-column">
      <style:table-column-properties style:column-width="8.5cm" style:rel-column-width="32767*"/>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left="none" fo:border-right="0.05pt solid #000000" fo:border-top="0.05pt solid #000000" fo:border-bottom="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8.5cm" style:rel-column-width="32767*"/>
    </style:style>
    <style:style style:name="Table15.B" style:family="table-column">
      <style:table-column-properties style:column-width="8.5cm" style:rel-column-width="32768*"/>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P1" style:family="paragraph" style:parent-style-name="Standard">
      <style:text-properties fo:font-weight="bold" officeooo:rsid="000b6d3e" officeooo:paragraph-rsid="000b6d3e" style:font-weight-asian="bold" style:font-weight-complex="bold"/>
    </style:style>
    <style:style style:name="P2" style:family="paragraph" style:parent-style-name="Standard">
      <style:text-properties officeooo:paragraph-rsid="000b87d4"/>
    </style:style>
    <style:style style:name="P3" style:family="paragraph" style:parent-style-name="Standard">
      <style:text-properties officeooo:paragraph-rsid="000ceca1"/>
    </style:style>
    <style:style style:name="P4" style:family="paragraph" style:parent-style-name="Standard">
      <style:text-properties officeooo:paragraph-rsid="000d4ba1"/>
    </style:style>
    <style:style style:name="P5" style:family="paragraph" style:parent-style-name="Standard">
      <style:paragraph-properties fo:margin-top="0cm" fo:margin-bottom="0cm" loext:contextual-spacing="false"/>
      <style:text-properties officeooo:paragraph-rsid="000b6d3e"/>
    </style:style>
    <style:style style:name="P6" style:family="paragraph" style:parent-style-name="Standard">
      <style:paragraph-properties fo:margin-top="0cm" fo:margin-bottom="0cm" loext:contextual-spacing="false"/>
      <style:text-properties fo:font-weight="bold" officeooo:rsid="000b6d3e" officeooo:paragraph-rsid="000b6d3e" style:font-weight-asian="bold" style:font-weight-complex="bold"/>
    </style:style>
    <style:style style:name="P7" style:family="paragraph" style:parent-style-name="Standard">
      <style:paragraph-properties fo:margin-top="0cm" fo:margin-bottom="0cm" loext:contextual-spacing="false"/>
      <style:text-properties fo:font-weight="bold" officeooo:rsid="000b6d3e" officeooo:paragraph-rsid="000b87d4" style:font-weight-asian="bold" style:font-weight-complex="bold"/>
    </style:style>
    <style:style style:name="P8" style:family="paragraph" style:parent-style-name="Standard">
      <style:paragraph-properties fo:margin-top="0cm" fo:margin-bottom="0cm" loext:contextual-spacing="false"/>
      <style:text-properties fo:font-weight="bold" officeooo:rsid="000b87d4" officeooo:paragraph-rsid="000b87d4" style:font-weight-asian="bold" style:font-weight-complex="bold"/>
    </style:style>
    <style:style style:name="P9" style:family="paragraph" style:parent-style-name="Standard">
      <style:paragraph-properties fo:margin-top="0cm" fo:margin-bottom="0cm" loext:contextual-spacing="false"/>
      <style:text-properties fo:font-weight="bold" officeooo:rsid="000ceca1" officeooo:paragraph-rsid="000ceca1" style:font-weight-asian="bold" style:font-weight-complex="bold"/>
    </style:style>
    <style:style style:name="P10" style:family="paragraph" style:parent-style-name="Standard">
      <style:paragraph-properties fo:margin-top="0cm" fo:margin-bottom="0cm" loext:contextual-spacing="false"/>
      <style:text-properties fo:font-weight="bold" officeooo:rsid="000d4ba1" officeooo:paragraph-rsid="000d4ba1" style:font-weight-asian="bold" style:font-weight-complex="bold"/>
    </style:style>
    <style:style style:name="P11" style:family="paragraph" style:parent-style-name="Standard">
      <style:paragraph-properties fo:margin-top="0cm" fo:margin-bottom="0cm" loext:contextual-spacing="false"/>
      <style:text-properties fo:font-weight="normal" officeooo:rsid="000d4ba1" officeooo:paragraph-rsid="000d4ba1" style:font-weight-asian="normal" style:font-weight-complex="normal"/>
    </style:style>
    <style:style style:name="P12" style:family="paragraph" style:parent-style-name="Standard">
      <style:paragraph-properties fo:margin-top="0cm" fo:margin-bottom="0cm" loext:contextual-spacing="false"/>
      <style:text-properties officeooo:paragraph-rsid="000b87d4"/>
    </style:style>
    <style:style style:name="P13" style:family="paragraph" style:parent-style-name="Standard">
      <style:paragraph-properties fo:margin-top="0cm" fo:margin-bottom="0cm" loext:contextual-spacing="false"/>
      <style:text-properties officeooo:paragraph-rsid="000ceca1"/>
    </style:style>
    <style:style style:name="P14" style:family="paragraph" style:parent-style-name="Standard">
      <style:paragraph-properties fo:margin-top="0cm" fo:margin-bottom="0cm" loext:contextual-spacing="false"/>
      <style:text-properties officeooo:paragraph-rsid="000d4ba1"/>
    </style:style>
    <style:style style:name="P15" style:family="paragraph" style:parent-style-name="Standard">
      <style:paragraph-properties fo:margin-left="0cm" fo:margin-right="0cm" fo:margin-top="0cm" fo:margin-bottom="0cm" loext:contextual-spacing="false" fo:text-indent="1.27cm" style:auto-text-indent="false"/>
      <style:text-properties officeooo:paragraph-rsid="000b6d3e"/>
    </style:style>
    <style:style style:name="P16" style:family="paragraph" style:parent-style-name="Table_20_Contents">
      <style:text-properties style:font-name="Liberation Mono" fo:font-size="11pt" style:font-size-asian="11pt" style:font-size-complex="11pt"/>
    </style:style>
    <style:style style:name="P17" style:family="paragraph" style:parent-style-name="Table_20_Contents">
      <style:text-properties style:font-name="Liberation Mono" fo:font-size="11pt" officeooo:rsid="000d4ba1" officeooo:paragraph-rsid="000d4ba1" style:font-size-asian="11pt" style:font-size-complex="11pt"/>
    </style:style>
    <style:style style:name="P18" style:family="paragraph" style:parent-style-name="Table_20_Contents">
      <style:text-properties style:font-name="Liberation Mono" fo:font-size="11pt" style:font-size-asian="9.60000038146973pt" style:font-size-complex="11pt"/>
    </style:style>
    <style:style style:name="P19" style:family="paragraph" style:parent-style-name="Table_20_Contents">
      <style:text-properties style:font-name="Liberation Mono" fo:font-size="11pt" officeooo:paragraph-rsid="000d4ba1" style:font-size-asian="9.60000038146973pt" style:font-size-complex="11pt"/>
    </style:style>
    <style:style style:name="P20" style:family="paragraph" style:parent-style-name="Table_20_Contents">
      <style:text-properties style:font-name="Liberation Mono" fo:font-size="11pt" officeooo:rsid="000d4ba1" officeooo:paragraph-rsid="000d4ba1" style:font-size-asian="9.60000038146973pt" style:font-size-complex="11pt"/>
    </style:style>
    <style:style style:name="P21" style:family="paragraph" style:parent-style-name="Table_20_Contents">
      <style:paragraph-properties fo:margin-top="0.201cm" fo:margin-bottom="0.201cm" loext:contextual-spacing="false" fo:line-height="115%"/>
      <style:text-properties fo:font-size="16pt" fo:font-weight="bold" officeooo:rsid="000b6d3e" officeooo:paragraph-rsid="000b6d3e" style:font-size-asian="16pt" style:font-weight-asian="bold" style:font-size-complex="16pt" style:font-weight-complex="bold"/>
    </style:style>
    <style:style style:name="P22" style:family="paragraph" style:parent-style-name="Standard">
      <style:paragraph-properties fo:margin-top="0cm" fo:margin-bottom="0cm" loext:contextual-spacing="false"/>
      <style:text-properties fo:font-weight="normal" officeooo:rsid="000b6d3e" officeooo:paragraph-rsid="000b6d3e" style:font-weight-asian="normal" style:font-weight-complex="normal"/>
    </style:style>
    <style:style style:name="P23" style:family="paragraph" style:parent-style-name="Standard">
      <style:paragraph-properties fo:margin-top="0cm" fo:margin-bottom="0cm" loext:contextual-spacing="false"/>
      <style:text-properties fo:font-weight="normal" officeooo:rsid="000b87d4" officeooo:paragraph-rsid="000b87d4" style:font-weight-asian="normal" style:font-weight-complex="normal"/>
    </style:style>
    <style:style style:name="P24" style:family="paragraph" style:parent-style-name="Standard">
      <style:paragraph-properties fo:margin-top="0cm" fo:margin-bottom="0cm" loext:contextual-spacing="false"/>
      <style:text-properties fo:font-weight="normal" officeooo:rsid="000ceca1" officeooo:paragraph-rsid="000ceca1" style:font-weight-asian="normal" style:font-weight-complex="normal"/>
    </style:style>
    <style:style style:name="P25" style:family="paragraph" style:parent-style-name="Standard">
      <style:paragraph-properties fo:margin-top="0cm" fo:margin-bottom="0cm" loext:contextual-spacing="false"/>
      <style:text-properties fo:font-weight="normal" officeooo:rsid="000d4ba1" officeooo:paragraph-rsid="000d4ba1" style:font-weight-asian="normal" style:font-weight-complex="normal"/>
    </style:style>
    <style:style style:name="P26" style:family="paragraph" style:parent-style-name="Standard">
      <style:paragraph-properties fo:margin-top="0cm" fo:margin-bottom="0cm" loext:contextual-spacing="false"/>
      <style:text-properties fo:font-weight="bold" officeooo:rsid="000d4ba1" officeooo:paragraph-rsid="000d4ba1" style:font-weight-asian="bold" style:font-weight-complex="bold"/>
    </style:style>
    <style:style style:name="T1" style:family="text">
      <style:text-properties officeooo:rsid="000b6d3e"/>
    </style:style>
    <style:style style:name="T2" style:family="text">
      <style:text-properties fo:font-weight="normal" style:font-weight-asian="normal" style:font-weight-complex="normal"/>
    </style:style>
    <style:style style:name="T3" style:family="text">
      <style:text-properties fo:font-weight="normal" officeooo:rsid="000b6d3e" style:font-weight-asian="normal" style:font-weight-complex="normal"/>
    </style:style>
    <style:style style:name="T4" style:family="text">
      <style:text-properties fo:font-weight="normal" officeooo:rsid="000b87d4" style:font-weight-asian="normal" style:font-weight-complex="normal"/>
    </style:style>
    <style:style style:name="T5" style:family="text">
      <style:text-properties fo:font-weight="normal" officeooo:rsid="000ceca1" style:font-weight-asian="normal" style:font-weight-complex="normal"/>
    </style:style>
    <style:style style:name="T6" style:family="text">
      <style:text-properties fo:font-weight="normal" officeooo:rsid="000d4ba1" style:font-weight-asian="normal" style:font-weight-complex="normal"/>
    </style:style>
    <style:style style:name="T7" style:family="text">
      <style:text-properties fo:font-weight="bold" style:font-weight-asian="bold"/>
    </style:style>
    <style:style style:name="T8" style:family="text">
      <style:text-properties fo:font-weight="bold" officeooo:rsid="000b6d3e" style:font-weight-asian="bold" style:font-weight-complex="bold"/>
    </style:style>
    <style:style style:name="T9" style:family="text">
      <style:text-properties fo:font-weight="bold" officeooo:rsid="000b87d4" style:font-weight-asian="bold" style:font-weight-complex="bold"/>
    </style:style>
    <style:style style:name="T10" style:family="text">
      <style:text-properties fo:font-weight="bold" officeooo:rsid="000ceca1" style:font-weight-asian="bold" style:font-weight-complex="bold"/>
    </style:style>
    <style:style style:name="T11" style:family="text">
      <style:text-properties fo:font-weight="bold" officeooo:rsid="000d4ba1" style:font-weight-asian="bold" style:font-weight-complex="bold"/>
    </style:style>
    <style:style style:name="T12" style:family="text">
      <style:text-properties fo:font-weight="bold" officeooo:rsid="000dcdf0" style:font-weight-asian="bold" style:font-weight-complex="bold"/>
    </style:style>
    <style:style style:name="T13" style:family="text">
      <style:text-properties fo:font-weight="bold" officeooo:rsid="000b6d3e" style:font-weight-asian="bold" style:font-weight-complex="normal"/>
    </style:style>
    <style:style style:name="T14" style:family="text">
      <style:text-properties officeooo:rsid="000b87d4"/>
    </style:style>
    <style:style style:name="T15" style:family="text">
      <style:text-properties officeooo:rsid="000ceca1"/>
    </style:style>
    <style:style style:name="T16" style:family="text">
      <style:text-properties officeooo:rsid="000d4ba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P21">NAME - MAHFUJUL HAQUE</text:p>
            <text:p text:style-name="P21">CLASS - BCSE III</text:p>
            <text:p text:style-name="P21">SEMESTER - FIRST</text:p>
          </table:table-cell>
          <table:table-cell table:style-name="Table1.B1" office:value-type="string">
            <text:p text:style-name="P21">CLASS ROLL - 002010501036</text:p>
            <text:p text:style-name="P21">SESSION - 2022-2023</text:p>
            <text:p text:style-name="P21">ASSIGNMENT - 01</text:p>
          </table:table-cell>
        </table:table-row>
      </table:table>
      <text:p text:style-name="Standard"/>
      <text:p text:style-name="Standard"/>
      <text:p text:style-name="P1">QUESTION 01:<text:tab/><text:span text:style-name="T2">Write a shell script that has 2 user created variables, uv1 and uv2. Ask for the values of the variables from the user and take in any values (real/integer/character) for the 2 variables. Test the program for different types of uv1 and uv2. </text:span></text:p>
      <text:p text:style-name="P5">(a) Print them as: </text:p>
      <text:p text:style-name="P15">(i) value of uv1 followed by value of uv2 separated by a comma and </text:p>
      <text:p text:style-name="P15">(ii) value of uv2 followed by value of uv1 separated by the word “and”.</text:p>
      <text:p text:style-name="P5">(b) Print the variables in reverse order [If uv1 is 1234, then output should be 4321]</text:p>
      <text:p text:style-name="P5"/>
      <text:p text:style-name="P5"><text:span text:style-name="T8">APPROACH:<text:tab/></text:span><text:span text:style-name="T3">To print the variables we use the </text:span><text:span text:style-name="T8">echo</text:span><text:span text:style-name="T3"> function. Reversing has been done using </text:span><text:span text:style-name="T8">for </text:span><text:span text:style-name="T3">loop.</text:span></text:p>
      <text:p text:style-name="P22"/>
      <text:p text:style-name="P6">CODE:</text:p>
      <text:p text:style-name="P6"/>
      <table:table table:name="Table2" table:style-name="Table2">
        <table:table-column table:style-name="Table2.A"/>
        <table:table-row table:style-name="TableLine94013164322832">
          <table:table-cell table:style-name="Table2.A1" office:value-type="string">
            <text:p text:style-name="P16">read -p "Enter uv1:" uv1</text:p>
            <text:p text:style-name="P16">read -p "Enter uv2:" uv2</text:p>
            <text:p text:style-name="P16"/>
            <text:p text:style-name="P16">echo "$uv1,$uv2"</text:p>
            <text:p text:style-name="P16">echo "$uv2 and $uv1"</text:p>
            <text:p text:style-name="P16"/>
            <text:p text:style-name="P16">len1=${#uv1}</text:p>
            <text:p text:style-name="P16">len2=${#uv2}</text:p>
            <text:p text:style-name="P16"/>
            <text:p text:style-name="P16">for((i=$len1-1;i&gt;=0;--i))</text:p>
            <text:p text:style-name="P16">do</text:p>
            <text:p text:style-name="P16"><text:s text:c="4"/>rev1="$rev1${uv1:$i:1}"</text:p>
            <text:p text:style-name="P16">done</text:p>
            <text:p text:style-name="P16"/>
            <text:p text:style-name="P16">for((i=$len2-1;i&gt;=0;--i))</text:p>
            <text:p text:style-name="P16">do</text:p>
            <text:p text:style-name="P16"><text:s text:c="4"/>rev2="$rev2${uv2:$i:1}"</text:p>
            <text:p text:style-name="P16">done</text:p>
            <text:p text:style-name="P16"/>
            <text:p text:style-name="P16">echo "uv1 in reverse order:$rev1"</text:p>
            <text:p text:style-name="P16">echo "uv2 in reverse order:$rev2"</text:p>
          </table:table-cell>
        </table:table-row>
      </table:table>
      <text:p text:style-name="P22"/>
      <text:p text:style-name="P1"/>
      <text:p text:style-name="P1">OUTPUT:</text:p>
      <text:p text:style-name="P1"/>
      <table:table table:name="Table3" table:style-name="Table3">
        <table:table-column table:style-name="Table3.A"/>
        <table:table-row table:style-name="TableLine94013164348384">
          <table:table-cell table:style-name="Table3.A1" office:value-type="string">
            <text:p text:style-name="P16">mahfujul@mahfujul-Inspiron-5502:<text:span text:style-name="T1"> bash q1.sh</text:span></text:p>
            <text:p text:style-name="P16">Enter uv1:abc</text:p>
            <text:p text:style-name="P16">Enter uv2:123</text:p>
            <text:p text:style-name="P16">abc,123</text:p>
            <text:p text:style-name="P16">123 and abc</text:p>
            <text:p text:style-name="P16">uv1 in reverse order:cba</text:p>
            <text:p text:style-name="P16">uv2 in reverse order:321</text:p>
          </table:table-cell>
        </table:table-row>
      </table:table>
      <text:p text:style-name="P2"><text:soft-page-break/><text:span text:style-name="T8">QUESTION 0</text:span><text:span text:style-name="T9">2</text:span><text:span text:style-name="T8">:<text:tab/></text:span><text:span text:style-name="T3">Write a shell script to count the number of lines in a file. Test if the file is present. If not, create and write.</text:span></text:p>
      <text:p text:style-name="P12"/>
      <text:p text:style-name="P7">APPROACH:<text:tab/><text:span text:style-name="T4">To check whether the file exists or not, we use </text:span><text:span text:style-name="T14">-f option.</text:span><text:span text:style-name="T4"> Number of lines has been obtained using </text:span><text:span text:style-name="T14">grep </text:span><text:span text:style-name="T4">command with </text:span><text:span text:style-name="T14">-c option.</text:span><text:span text:style-name="T4"> We use </text:span><text:span text:style-name="T14">touch </text:span><text:span text:style-name="T4">to create the file in case it does not exist and append lines using a </text:span><text:span text:style-name="T14">for loop</text:span><text:span text:style-name="T4">.</text:span></text:p>
      <text:p text:style-name="P23"/>
      <text:p text:style-name="P8">CODE:</text:p>
      <text:p text:style-name="P23"/>
      <table:table table:name="Table4" table:style-name="Table4">
        <table:table-column table:style-name="Table4.A"/>
        <table:table-row table:style-name="TableLine94013164260624">
          <table:table-cell table:style-name="Table4.A1" office:value-type="string">
            <text:p text:style-name="P16">read -p "Enter filename:" file</text:p>
            <text:p text:style-name="P16"/>
            <text:p text:style-name="P16">if [ -f $file ]</text:p>
            <text:p text:style-name="P16">then</text:p>
            <text:p text:style-name="P16"><text:s text:c="4"/>echo "File exists"</text:p>
            <text:p text:style-name="P16"><text:s text:c="4"/>lines=`grep -c "." $file`</text:p>
            <text:p text:style-name="P16"><text:s text:c="4"/>echo "Number of lines: $lines"</text:p>
            <text:p text:style-name="P16">else</text:p>
            <text:p text:style-name="P16"><text:s text:c="4"/>echo "File does not exist. Creating new file..."</text:p>
            <text:p text:style-name="P16"><text:s text:c="4"/>read -p "Enter text(# to end input):" line</text:p>
            <text:p text:style-name="P16"><text:s text:c="4"/>touch $file</text:p>
            <text:p text:style-name="P16"><text:s text:c="4"/>while [[ $line != "#" ]]</text:p>
            <text:p text:style-name="P16"><text:s text:c="4"/>do</text:p>
            <text:p text:style-name="P16"><text:s text:c="8"/>echo $line &gt;&gt; $file</text:p>
            <text:p text:style-name="P16"><text:s text:c="8"/>read line</text:p>
            <text:p text:style-name="P16"><text:s text:c="4"/>done</text:p>
            <text:p text:style-name="P16">fi</text:p>
          </table:table-cell>
        </table:table-row>
      </table:table>
      <text:p text:style-name="P23"/>
      <text:p text:style-name="P23"/>
      <text:p text:style-name="P8">OUTPUT:</text:p>
      <text:p text:style-name="P8"/>
      <table:table table:name="Table5" table:style-name="Table5">
        <table:table-column table:style-name="Table5.A"/>
        <table:table-row table:style-name="TableLine94013164375872">
          <table:table-cell table:style-name="Table5.A1" office:value-type="string">
            <text:p text:style-name="P16">mahfujul@mahfujul-Inspiron-5502:~/Desktop/OS_Lab$ bash<text:span text:style-name="T14"> q2.sh</text:span></text:p>
            <text:p text:style-name="P16">Enter filename:file.txt</text:p>
            <text:p text:style-name="P16">File exists</text:p>
            <text:p text:style-name="P16">Number of lines: 3</text:p>
            <text:p text:style-name="P16">mahfujul@mahfujul-Inspiron-5502:~/Desktop/OS_Lab$ bash<text:span text:style-name="T14"> q2.sh</text:span></text:p>
            <text:p text:style-name="P16">Enter filename:new.txt</text:p>
            <text:p text:style-name="P16">File does not exist. Creating new file...</text:p>
            <text:p text:style-name="P16">Enter text(# to end input):This is another file.</text:p>
            <text:p text:style-name="P16">We add another line.</text:p>
            <text:p text:style-name="P16">Lets end.</text:p>
            <text:p text:style-name="P16">#</text:p>
          </table:table-cell>
        </table:table-row>
      </table:table>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text:soft-page-break/><text:span text:style-name="T8">QUESTION 0</text:span><text:span text:style-name="T9">3</text:span><text:span text:style-name="T8">:<text:tab/></text:span><text:span text:style-name="T3">Write a shell script that counts the number of ordinary files (not directories) in the current working directory and its sub-directories. Repeat the count of files including the subdirectories that the current working directory has.</text:span></text:p>
      <text:p text:style-name="P12"/>
      <text:p text:style-name="P7">APPROACH:<text:tab/><text:span text:style-name="T4">This can be done by </text:span><text:span text:style-name="T14">recursively</text:span><text:span text:style-name="T4"> calling a function for all the subdirectories. Two functions were generated, one counted </text:span><text:span text:style-name="T14">only the files</text:span><text:span text:style-name="T4">, and another counted the </text:span><text:span text:style-name="T14">number of files as well as directories</text:span><text:span text:style-name="T4">. </text:span></text:p>
      <text:p text:style-name="P23"/>
      <text:p text:style-name="P8">CODE:</text:p>
      <text:p text:style-name="P8"/>
      <table:table table:name="Table6" table:style-name="Table6">
        <table:table-column table:style-name="Table6.A"/>
        <table:table-row table:style-name="TableLine94013164389472">
          <table:table-cell table:style-name="Table6.A1" office:value-type="string">
            <text:p text:style-name="P16">count_files_only()</text:p>
            <text:p text:style-name="P16">{</text:p>
            <text:p text:style-name="P16"><text:s text:c="4"/>if (( $# == 0 ))</text:p>
            <text:p text:style-name="P16"><text:s text:c="4"/>then</text:p>
            <text:p text:style-name="P16"><text:s text:c="8"/>echo 0</text:p>
            <text:p text:style-name="P16"><text:s text:c="4"/>else</text:p>
            <text:p text:style-name="P16"><text:s text:c="8"/>path="$1" </text:p>
            <text:p text:style-name="P16"><text:s text:c="8"/>no_of_files=0</text:p>
            <text:p text:style-name="P16"><text:s text:c="8"/>for file in "$path"/*</text:p>
            <text:p text:style-name="P16"><text:s text:c="8"/>do</text:p>
            <text:p text:style-name="P16"><text:s text:c="12"/>if [ -d "$file" ]</text:p>
            <text:p text:style-name="P16"><text:s text:c="12"/>then </text:p>
            <text:p text:style-name="P16"><text:s text:c="16"/>rec_return=$(count_files_only "$file/")</text:p>
            <text:p text:style-name="P16"><text:s text:c="16"/>no_of_files=$(($no_of_files + $rec_return))</text:p>
            <text:p text:style-name="P16"><text:s text:c="12"/>elif [ -f "$file" ]</text:p>
            <text:p text:style-name="P16"><text:s text:c="12"/>then</text:p>
            <text:p text:style-name="P16"><text:s text:c="16"/>no_of_files=$(($no_of_files + 1))</text:p>
            <text:p text:style-name="P16"><text:s text:c="12"/>fi</text:p>
            <text:p text:style-name="P16"><text:s text:c="8"/>done</text:p>
            <text:p text:style-name="P16"><text:s text:c="8"/></text:p>
            <text:p text:style-name="P16"><text:s text:c="8"/>echo $no_of_files</text:p>
            <text:p text:style-name="P16"><text:s text:c="4"/>fi</text:p>
            <text:p text:style-name="P16">}</text:p>
            <text:p text:style-name="P16"/>
            <text:p text:style-name="P16">count_files_with_subdir()</text:p>
            <text:p text:style-name="P16">{</text:p>
            <text:p text:style-name="P16"><text:s text:c="4"/>if (( $# == 0 ))</text:p>
            <text:p text:style-name="P16"><text:s text:c="4"/>then</text:p>
            <text:p text:style-name="P16"><text:s text:c="8"/>echo 0</text:p>
            <text:p text:style-name="P16"><text:s text:c="4"/>else</text:p>
            <text:p text:style-name="P16"><text:s text:c="8"/>path="$1" </text:p>
            <text:p text:style-name="P16"><text:s text:c="8"/>no_of_files=0</text:p>
            <text:p text:style-name="P16"><text:s text:c="8"/>for file in "$path"/*</text:p>
            <text:p text:style-name="P16"><text:s text:c="8"/>do</text:p>
            <text:p text:style-name="P16"><text:s text:c="12"/>if [ -d "$file" ]</text:p>
            <text:p text:style-name="P16"><text:s text:c="12"/>then </text:p>
            <text:p text:style-name="P16"><text:s text:c="16"/>no_of_files=$(($no_of_files + 1))</text:p>
            <text:p text:style-name="P16"><text:s text:c="16"/>rec_return=$(count_files_with_subdir "$file/")</text:p>
            <text:p text:style-name="P16"><text:s text:c="16"/>no_of_files=$(($no_of_files + $rec_return))</text:p>
            <text:p text:style-name="P16"><text:s text:c="12"/>elif [ -f "$file" ]</text:p>
            <text:p text:style-name="P16"><text:s text:c="12"/>then</text:p>
            <text:p text:style-name="P16"><text:s text:c="16"/>no_of_files=$(($no_of_files + 1))</text:p>
            <text:p text:style-name="P16"><text:s text:c="12"/>fi</text:p>
            <text:p text:style-name="P16"><text:s text:c="8"/>done</text:p>
            <text:p text:style-name="P16"><text:s text:c="8"/></text:p>
            <text:p text:style-name="P16"><text:s text:c="8"/>echo $no_of_files</text:p>
            <text:p text:style-name="P16"><text:soft-page-break/><text:s text:c="4"/>fi</text:p>
            <text:p text:style-name="P16">}</text:p>
            <text:p text:style-name="P16"/>
            <text:p text:style-name="P16">ans1=$(count_files_only ".")</text:p>
            <text:p text:style-name="P16">echo "Number of files only: $ans1"</text:p>
            <text:p text:style-name="P16">ans2=$(count_files_with_subdir ".")</text:p>
            <text:p text:style-name="P16">echo "Number of files with sub-directories: $ans2"</text:p>
          </table:table-cell>
        </table:table-row>
      </table:table>
      <text:p text:style-name="P8"/>
      <text:p text:style-name="P8"/>
      <text:p text:style-name="P8">OUTPUT:</text:p>
      <text:p text:style-name="P8"/>
      <table:table table:name="Table7" table:style-name="Table7">
        <table:table-column table:style-name="Table7.A"/>
        <table:table-row table:style-name="TableLine94013164440240">
          <table:table-cell table:style-name="Table7.A1" office:value-type="string">
            <text:p text:style-name="P16">mahfujul@mahfujul-Inspiron-5502:~/Desktop/OS_Lab$ bash <text:span text:style-name="T14">q3.sh</text:span></text:p>
            <text:p text:style-name="P16">Number of files only: 16</text:p>
            <text:p text:style-name="P16">Number of files with sub-directories: 20</text:p>
          </table:table-cell>
        </table:table-row>
      </table:table>
      <text:p text:style-name="P8"/>
      <text:p text:style-name="P8"/>
      <text:p text:style-name="P3"><text:span text:style-name="T8">QUESTION 0</text:span><text:span text:style-name="T10">4</text:span><text:span text:style-name="T8">:<text:tab/></text:span><text:span text:style-name="T3">Write a shell program to duplicate the UNIX rm command with the following features:</text:span></text:p>
      <text:p text:style-name="P13">a. Instead of deleting the files, it will move them to a <text:span text:style-name="T7">my-deleted-files</text:span> directory. If the file already exists in the <text:span text:style-name="T7">my-deleted-files</text:span> directory, then the existing file (in the <text:span text:style-name="T7">my-deleted-files</text:span>) will have the version number zero (0) appended to it and the newly deleted file will have version number one (1) appended to it. Go on incrementing the version nos., if required.</text:p>
      <text:p text:style-name="P3"><text:span text:style-name="T3">b. The command will have a switch -c that will clear the entire </text:span><text:span text:style-name="T13">my-deleted-files</text:span><text:span text:style-name="T3"> directory after asking for confirmation.</text:span></text:p>
      <text:p text:style-name="P13"/>
      <text:p text:style-name="P13"><text:span text:style-name="T8">APPROACH:<text:tab/></text:span><text:span text:style-name="T5">First we check whether the </text:span><text:span text:style-name="T10">my_deleted_files </text:span><text:span text:style-name="T5">directory exists or not. If it does not, we create one. Then we check whether the file to be deleted exists or not. If it exists, we find a match for it in the </text:span><text:span text:style-name="T10">my_deleted_files </text:span><text:span text:style-name="T5">directory. If there exists one, we append version number zero to it and move the original file with a version number 1. If the match already has a version number zero with it, we count total number of versions and then move the original file with count as version number appended. When called with option </text:span><text:span text:style-name="T10">-c</text:span><text:span text:style-name="T5">, we delete the directory.</text:span></text:p>
      <text:p text:style-name="P24"/>
      <text:p text:style-name="P9">CODE:</text:p>
      <text:p text:style-name="P9"/>
      <table:table table:name="Table8" table:style-name="Table8">
        <table:table-column table:style-name="Table8.A"/>
        <table:table-row table:style-name="TableLine94013164445728">
          <table:table-cell table:style-name="Table8.A1" office:value-type="string">
            <text:p text:style-name="P18">argc=$#</text:p>
            <text:p text:style-name="P18">REC_BIN="./my_deleted_files"</text:p>
            <text:p text:style-name="P18">if ! [ -d $REC_BIN ]</text:p>
            <text:p text:style-name="P18">then</text:p>
            <text:p text:style-name="P18"><text:s text:c="4"/>mkdir -p $REC_BIN</text:p>
            <text:p text:style-name="P18">fi</text:p>
            <text:p text:style-name="P18"/>
            <text:p text:style-name="P18">if [ $argc == 0 ]</text:p>
            <text:p text:style-name="P18">then</text:p>
            <text:p text:style-name="P18"><text:s text:c="4"/>echo "Error: No input"</text:p>
            <text:p text:style-name="P18">elif [ $argc -eq 2 ]</text:p>
            <text:p text:style-name="P18">then</text:p>
            <text:p text:style-name="P18"><text:s text:c="4"/>echo "Error: Multiple inputs"</text:p>
            <text:p text:style-name="P18">else</text:p>
            <text:p text:style-name="P18"><text:s text:c="4"/>if [ $1 == "-c" ]</text:p>
            <text:p text:style-name="P18"><text:s text:c="4"/>then</text:p>
            <text:p text:style-name="P18"><text:s text:c="8"/>read -p "Do you want to clear my_deleted_files? (y/n): " conf</text:p>
            <text:p text:style-name="P18"><text:s text:c="8"/>if [ $conf == "y" ]</text:p>
            <text:p text:style-name="P18"><text:s text:c="8"/>then</text:p>
            <text:p text:style-name="P18"><text:s text:c="12"/>rm -rf $REC_BIN</text:p>
            <text:p text:style-name="P18"><text:soft-page-break/><text:s text:c="12"/>echo "my_deleted_files Cleared!!!"</text:p>
            <text:p text:style-name="P18"><text:s text:c="8"/>fi</text:p>
            <text:p text:style-name="P18"><text:s text:c="4"/>else</text:p>
            <text:p text:style-name="P18"><text:s text:c="8"/>file=$1</text:p>
            <text:p text:style-name="P18"><text:s text:c="8"/>if ! [ -f $file ]</text:p>
            <text:p text:style-name="P18"><text:s text:c="8"/>then</text:p>
            <text:p text:style-name="P18"><text:s text:c="12"/>echo "Error: File does not exist..."</text:p>
            <text:p text:style-name="P18"><text:s text:c="8"/>else</text:p>
            <text:p text:style-name="P18"><text:s text:c="12"/>if [ -f $REC_BIN"/"${file%.*}"_0."${file##*.} ]</text:p>
            <text:p text:style-name="P18"><text:s text:c="12"/>then</text:p>
            <text:p text:style-name="P18"><text:s text:c="16"/>count=0</text:p>
            <text:p text:style-name="P18"><text:s text:c="16"/>while [ -f $REC_BIN"/"${file%.*}"_"$count"."${file##*.} ]</text:p>
            <text:p text:style-name="P18"><text:s text:c="16"/>do</text:p>
            <text:p text:style-name="P18"><text:s text:c="20"/>count=$(($count + 1))</text:p>
            <text:p text:style-name="P18"><text:s text:c="16"/>done</text:p>
            <text:p text:style-name="P18"><text:s text:c="16"/>newfile=${file%.*}"_"$count"."${file##*.}</text:p>
            <text:p text:style-name="P18"><text:s text:c="16"/>mv $file $REC_BIN"/"$newfile</text:p>
            <text:p text:style-name="P18"><text:s text:c="12"/>elif [ -f $REC_BIN"/"$file ]</text:p>
            <text:p text:style-name="P18"><text:s text:c="12"/>then</text:p>
            <text:p text:style-name="P18"><text:s text:c="16"/>mv $REC_BIN"/"$file $REC_BIN"/"${file%.*}"_0."${file##*.}</text:p>
            <text:p text:style-name="P18"><text:s text:c="16"/>mv $file $REC_BIN"/"${file%.*}"_1."${file##*.}</text:p>
            <text:p text:style-name="P18"><text:s text:c="12"/>else</text:p>
            <text:p text:style-name="P18"><text:s text:c="16"/>mv $file $REC_BIN"/"$file</text:p>
            <text:p text:style-name="P18"><text:s text:c="12"/>fi</text:p>
            <text:p text:style-name="P18"><text:s text:c="12"/>echo "File deleted succesfully..."</text:p>
            <text:p text:style-name="P18"><text:s text:c="8"/>fi</text:p>
            <text:p text:style-name="P18"><text:s text:c="4"/>fi</text:p>
            <text:p text:style-name="P18"/>
            <text:p text:style-name="P18">fi</text:p>
          </table:table-cell>
        </table:table-row>
      </table:table>
      <text:p text:style-name="P9"/>
      <text:p text:style-name="P9"/>
      <text:p text:style-name="P9">OUTPUT:</text:p>
      <text:p text:style-name="P9"/>
      <table:table table:name="Table9" table:style-name="Table9">
        <table:table-column table:style-name="Table9.A"/>
        <table:table-row table:style-name="TableLine94013164479376">
          <table:table-cell table:style-name="Table9.A1" office:value-type="string">
            <text:p text:style-name="P16">mahfujul@mahfujul-Inspiron-5502:~/Desktop/OS_Lab$ bash<text:span text:style-name="T15"> q4.sh</text:span> my.txt</text:p>
            <text:p text:style-name="P16">File deleted succesfully...</text:p>
            <text:p text:style-name="P16">mahfujul@mahfujul-Inspiron-5502:~/Desktop/OS_Lab$ bash<text:span text:style-name="T15"> q4.sh -c</text:span></text:p>
            <text:p text:style-name="P16">Do you want to clear my_deleted_files? (y/n): y</text:p>
            <text:p text:style-name="P16">my_deleted_files Cleared!!!</text:p>
          </table:table-cell>
        </table:table-row>
      </table:table>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3"><text:soft-page-break/><text:span text:style-name="T8">QUESTION 0</text:span><text:span text:style-name="T10">5</text:span><text:span text:style-name="T8">:<text:tab/></text:span><text:span text:style-name="T3">Write a script called birthday_match.sh that takes two birthdays of the form DD/MM/YYYY (e.g., 15/05/2000) and returns whether there is a match if the two people were born on the same day of the week (e.g., Friday). And then find out the age/s in years/months/days.</text:span></text:p>
      <text:p text:style-name="P13"/>
      <text:p text:style-name="P9"><text:span text:style-name="T1">APPROACH:<text:tab/></text:span>date <text:span text:style-name="T2">command is used to obtain the week days. To calculate age, we find the age in seconds and convert it into years, months, days format by division.</text:span></text:p>
      <text:p text:style-name="P24"/>
      <text:p text:style-name="P10">CODE:</text:p>
      <text:p text:style-name="P10"/>
      <table:table table:name="Table10" table:style-name="Table10">
        <table:table-column table:style-name="Table10.A"/>
        <table:table-row table:style-name="TableLine94013164422304">
          <table:table-cell table:style-name="Table10.A1" office:value-type="string">
            <text:p text:style-name="P16">conv() {</text:p>
            <text:p text:style-name="P16"><text:s text:c="4"/>T=$1</text:p>
            <text:p text:style-name="P16"><text:s text:c="4"/>Y=$((T/60/60/24/365))</text:p>
            <text:p text:style-name="P16"><text:s text:c="4"/>Mo=$((T/60/60/24%365/30))</text:p>
            <text:p text:style-name="P16"><text:s text:c="4"/>D=$((T/60/60/24%365%30))</text:p>
            <text:p text:style-name="P16"/>
            <text:p text:style-name="P16"><text:s text:c="4"/>(( $Y &gt; 0 )) &amp;&amp; res="$res$Y years "</text:p>
            <text:p text:style-name="P16"><text:s text:c="4"/>(( $M &gt; 0 )) &amp;&amp; res="$res$M months "</text:p>
            <text:p text:style-name="P16"><text:s text:c="4"/>(( $D &gt; 0 )) &amp;&amp; res="$res$D days"</text:p>
            <text:p text:style-name="P16"><text:s text:c="4"/>echo $res</text:p>
            <text:p text:style-name="P16">}</text:p>
            <text:p text:style-name="P16"/>
            <text:p text:style-name="P16">read -p "Enter first birthday: " b1</text:p>
            <text:p text:style-name="P16">read -p "Enter second birthday: " b2</text:p>
            <text:p text:style-name="P16"/>
            <text:p text:style-name="P16">IFS='/' read -r -a dateArr1 &lt;&lt;&lt; $b1</text:p>
            <text:p text:style-name="P16">IFS='/' read -r -a dateArr2 &lt;&lt;&lt; $b2</text:p>
            <text:p text:style-name="P16"/>
            <text:p text:style-name="P16"># temp=${dateArr1[0]}</text:p>
            <text:p text:style-name="P16"># dateArr1[0]=${dateArr1[1]}</text:p>
            <text:p text:style-name="P16"># dateArr1[1]=$temp</text:p>
            <text:p text:style-name="P16"/>
            <text:p text:style-name="P16"># temp=${dateArr2[0]}</text:p>
            <text:p text:style-name="P16"># dateArr2[0]=${dateArr2[1]}</text:p>
            <text:p text:style-name="P16"># dateArr2[1]=$temp</text:p>
            <text:p text:style-name="P16"/>
            <text:p text:style-name="P16">b1="${dateArr1[1]}/${dateArr1[0]}/${dateArr1[2]}"</text:p>
            <text:p text:style-name="P16">b2="${dateArr2[1]}/${dateArr2[0]}/${dateArr2[2]}"</text:p>
            <text:p text:style-name="P16"/>
            <text:p text:style-name="P16">day1=$(date +%a --date=$b1)</text:p>
            <text:p text:style-name="P16">day2=$(date +%a <text:s/>--date=$b2)</text:p>
            <text:p text:style-name="P16"/>
            <text:p text:style-name="P16">echo $day1</text:p>
            <text:p text:style-name="P16">echo $day2</text:p>
            <text:p text:style-name="P16"/>
            <text:p text:style-name="P16">if [ $day1 == $day2 ]</text:p>
            <text:p text:style-name="P16">then</text:p>
            <text:p text:style-name="P16"><text:s text:c="4"/>echo "Day matches"</text:p>
            <text:p text:style-name="P16">else</text:p>
            <text:p text:style-name="P16"><text:s text:c="4"/>echo "Day does not match"</text:p>
            <text:p text:style-name="P16">fi</text:p>
            <text:p text:style-name="P16"/>
            <text:p text:style-name="P16">cur=$(date +%s)</text:p>
            <text:p text:style-name="P16">date1=$(date +%s --date=$b1)</text:p>
            <text:p text:style-name="P16">date2=$(date +%s <text:s/>--date=$b2)</text:p>
            <text:p text:style-name="P16"/>
            <text:p text:style-name="P16">a1=$((cur-date1))</text:p>
            <text:p text:style-name="P16">a2=$((cur-date2))</text:p>
            <text:p text:style-name="P16"><text:soft-page-break/></text:p>
            <text:p text:style-name="P16">age1=$(conv $a1)</text:p>
            <text:p text:style-name="P16">age2=$(conv $a2)</text:p>
            <text:p text:style-name="P16"/>
            <text:p text:style-name="P16">echo "Age of first person: $age1"</text:p>
            <text:p text:style-name="P16">echo "Age of second person: $age2"</text:p>
          </table:table-cell>
        </table:table-row>
      </table:table>
      <text:p text:style-name="P10"/>
      <text:p text:style-name="P10"/>
      <text:p text:style-name="P10">OUPUT: </text:p>
      <text:p text:style-name="P10"/>
      <table:table table:name="Table11" table:style-name="Table11">
        <table:table-column table:style-name="Table11.A"/>
        <table:table-row table:style-name="TableLine94013164492144">
          <table:table-cell table:style-name="Table11.A1" office:value-type="string">
            <text:p text:style-name="P18">mahfujul@mahfujul-Inspiron-5502:~/Desktop/OS_Lab$ bash<text:span text:style-name="T16"> q5.sh</text:span></text:p>
            <text:p text:style-name="P18">Enter first birthday: 10/12/2002</text:p>
            <text:p text:style-name="P18">Enter second birthday: 04/12/2001</text:p>
            <text:p text:style-name="P18">Tue</text:p>
            <text:p text:style-name="P18">Tue</text:p>
            <text:p text:style-name="P18">Day matches</text:p>
            <text:p text:style-name="P18">Age of first person: 19 years 8 months 27 days</text:p>
            <text:p text:style-name="P18">Age of second person: 20 years 9 months 3 days</text:p>
          </table:table-cell>
        </table:table-row>
      </table:table>
      <text:p text:style-name="P11"/>
      <text:p text:style-name="P11"/>
      <text:p text:style-name="P4"><text:span text:style-name="T8">QUESTION 0</text:span><text:span text:style-name="T11">6</text:span><text:span text:style-name="T8">:<text:tab/></text:span><text:span text:style-name="T3">Write a shell script that accepts a file name as an input and performs the following activities on the given file. The program asks for a string of characters (that is, any word) to be provided by the user. The file will be searched to find whether it contains the given word. If the file contains the given word, the program will display (a) the number of occurrences of the word. The program is also required to display (b) the line number in which the word has occurred and no. of times the word has occurred in that line (Note: the word may occur more than once in a given line). If the file does not contain the word, an appropriate error message will be displayed.</text:span></text:p>
      <text:p text:style-name="P14"/>
      <text:p text:style-name="P14"><text:span text:style-name="T8">APPROACH:<text:tab/></text:span><text:span text:style-name="T11">grep </text:span><text:span text:style-name="T6">command has been used to obtain the number of lines in the file with the given string. To find the number of occurences in each line, we iterate through the lines of the file using </text:span><text:span text:style-name="T11">while read</text:span><text:span text:style-name="T6"> loop.</text:span></text:p>
      <text:p text:style-name="P10"/>
      <text:p text:style-name="P10">CODE:</text:p>
      <text:p text:style-name="P10"/>
      <table:table table:name="Table12" table:style-name="Table12">
        <table:table-column table:style-name="Table12.A"/>
        <table:table-row table:style-name="TableLine94013164543264">
          <table:table-cell table:style-name="Table12.A1" office:value-type="string">
            <text:p text:style-name="P18">read -p "Enter file name: " file</text:p>
            <text:p text:style-name="P18">read -p "Enter string to search for: " str</text:p>
            <text:p text:style-name="P18"/>
            <text:p text:style-name="P18">total_cnt=`grep -w -c $str $file`</text:p>
            <text:p text:style-name="P18">echo "No. of lines containing given string: $total_cnt"</text:p>
            <text:p text:style-name="P18">i=1</text:p>
            <text:p text:style-name="P18">if [ $total_cnt -ne 0 ]</text:p>
            <text:p text:style-name="P18">then</text:p>
            <text:p text:style-name="P18"><text:s text:c="4"/>while read -r line</text:p>
            <text:p text:style-name="P18"><text:s text:c="4"/>do</text:p>
            <text:p text:style-name="P18"><text:s text:c="8"/>cnt=`grep -o $str &lt;&lt;&lt; $line | wc -l`</text:p>
            <text:p text:style-name="P18"><text:s text:c="8"/>if [ $cnt -ne 0 ]</text:p>
            <text:p text:style-name="P18"><text:s text:c="8"/>then</text:p>
            <text:p text:style-name="P18"><text:s text:c="12"/>echo "Occurences in line $i: $cnt"</text:p>
            <text:p text:style-name="P18"><text:s text:c="8"/>fi</text:p>
            <text:p text:style-name="P18"><text:s text:c="8"/>i=$((i+1))</text:p>
            <text:p text:style-name="P18"><text:s text:c="4"/>done &lt; $file</text:p>
            <text:p text:style-name="P18">else</text:p>
            <text:p text:style-name="P18"><text:s text:c="4"/>echo "No lines contain given string."</text:p>
            <text:p text:style-name="P18">fi</text:p>
          </table:table-cell>
        </table:table-row>
      </table:table>
      <text:p text:style-name="P10"><text:soft-page-break/>OUTPUT:</text:p>
      <text:p text:style-name="P10"/>
      <table:table table:name="Table13" table:style-name="Table13">
        <table:table-column table:style-name="Table13.A"/>
        <table:table-column table:style-name="Table13.B"/>
        <table:table-row table:style-name="TableLine94013164555904">
          <table:table-cell table:style-name="Table13.A1" office:value-type="string">
            <text:p text:style-name="P18">mahfujul@mahfujul-Inspiron-5502:~/Desktop/OS_Lab$ bash<text:span text:style-name="T16"> q6.sh</text:span></text:p>
            <text:p text:style-name="P18">Enter file name: new.txt</text:p>
            <text:p text:style-name="P18">Enter string to search for: blue</text:p>
            <text:p text:style-name="P18">No. of lines containing given string: 3</text:p>
            <text:p text:style-name="P19">Occurences in line 1: 1</text:p>
            <text:p text:style-name="P18">Occurences in line 2: 1</text:p>
            <text:p text:style-name="P18">Occurences in line 3: 2</text:p>
          </table:table-cell>
          <table:table-cell table:style-name="Table13.B1" office:value-type="string">
            <text:p text:style-name="P20">File:</text:p>
            <text:p text:style-name="P20">sky is blue</text:p>
            <text:p text:style-name="P20">sea is blue</text:p>
            <text:p text:style-name="P20">blue is blue</text:p>
            <text:p text:style-name="P20">red is red</text:p>
          </table:table-cell>
        </table:table-row>
      </table:table>
      <text:p text:style-name="P10"/>
      <text:p text:style-name="P10"/>
      <text:p text:style-name="P4"><text:span text:style-name="T8">QUESTION 0</text:span><text:span text:style-name="T12">7</text:span><text:span text:style-name="T8">:<text:tab/></text:span><text:span text:style-name="T3">Extend the shell script written in (6) to perform the following task: User is asked to enter two different patterns or words. The first pattern will have to be matched with the contents of the file and replaced by the second pattern if a match occurs. If the first pattern does not occur in the file, an appropriate error message will be displayed.</text:span></text:p>
      <text:p text:style-name="P14"/>
      <text:p text:style-name="P10"><text:span text:style-name="T1">APPROACH:<text:tab/></text:span><text:span text:style-name="T2">To replace the string with another one, we use the </text:span>sed <text:span text:style-name="T2">command.</text:span></text:p>
      <text:p text:style-name="P11"/>
      <text:p text:style-name="P10">CODE:</text:p>
      <text:p text:style-name="P10"/>
      <table:table table:name="Table14" table:style-name="Table14">
        <table:table-column table:style-name="Table14.A"/>
        <table:table-row table:style-name="TableLine94013164411984">
          <table:table-cell table:style-name="Table14.A1" office:value-type="string">
            <text:p text:style-name="P18">read -p "Enter file name: " file</text:p>
            <text:p text:style-name="P18">read -p "Enter pattern 1: " str1</text:p>
            <text:p text:style-name="P18">read -p "Enter pattern 2: " str2</text:p>
            <text:p text:style-name="P18"/>
            <text:p text:style-name="P18">total_cnt=`grep -w -c $str1 $file`</text:p>
            <text:p text:style-name="P18">if [ $total_cnt -ne 0 ]</text:p>
            <text:p text:style-name="P18">then</text:p>
            <text:p text:style-name="P18"><text:s text:c="4"/>text=`sed -i "s/$str1/$str2/g" $file`</text:p>
            <text:p text:style-name="P18">else</text:p>
            <text:p text:style-name="P18"><text:s text:c="4"/>echo "Error: No lines contain given string."</text:p>
            <text:p text:style-name="P18">fi</text:p>
          </table:table-cell>
        </table:table-row>
      </table:table>
      <text:p text:style-name="P10"/>
      <text:p text:style-name="P10"/>
      <text:p text:style-name="P10">OUTPUT:</text:p>
      <text:p text:style-name="P10"/>
      <table:table table:name="Table15" table:style-name="Table15">
        <table:table-column table:style-name="Table15.A"/>
        <table:table-column table:style-name="Table15.B"/>
        <table:table-row table:style-name="TableLine94013164578544">
          <table:table-cell table:style-name="Table15.A1" office:value-type="string">
            <text:p text:style-name="P16">mahfujul@mahfujul-Inspiron-5502:~/Desktop/OS_Lab$ bash<text:span text:style-name="T16"> q7.sh</text:span></text:p>
            <text:p text:style-name="P16">Enter file name: new.txt</text:p>
            <text:p text:style-name="P16">Enter pattern 1: blue</text:p>
            <text:p text:style-name="P16">Enter pattern 2: green</text:p>
          </table:table-cell>
          <table:table-cell table:style-name="Table15.B1" office:value-type="string">
            <text:p text:style-name="P17">File:</text:p>
            <text:p text:style-name="P17">sky is green</text:p>
            <text:p text:style-name="P17">sea is green</text:p>
            <text:p text:style-name="P17">green is green</text:p>
            <text:p text:style-name="P17">red is red</text:p>
          </table:table-cell>
        </table:table-row>
      </table:table>
      <text:p text:style-name="P1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29T23:00:46.143682686</meta:creation-date>
    <meta:generator>LibreOffice/6.4.7.2$Linux_X86_64 LibreOffice_project/40$Build-2</meta:generator>
    <dc:date>2022-08-29T23:47:27.847107405</dc:date>
    <meta:editing-duration>PT9S</meta:editing-duration>
    <meta:editing-cycles>2</meta:editing-cycles>
    <meta:document-statistic meta:table-count="15" meta:image-count="0" meta:object-count="0" meta:page-count="8" meta:paragraph-count="295" meta:word-count="1601" meta:character-count="10655" meta:non-whitespace-character-count="8390"/>
  </office:meta>
</office:document-meta>
</file>